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85bb" officeooo:paragraph-rsid="001185bb" fo:background-color="#00aaad"/>
    </style:style>
    <style:style style:name="P2" style:family="paragraph" style:parent-style-name="Standard">
      <style:text-properties officeooo:rsid="001185bb" officeooo:paragraph-rsid="00173178" fo:background-color="#00aaad"/>
    </style:style>
    <style:style style:name="P3" style:family="paragraph" style:parent-style-name="Standard">
      <style:text-properties officeooo:rsid="001185bb" officeooo:paragraph-rsid="0015f6c6" fo:background-color="#00aaad"/>
    </style:style>
    <style:style style:name="P4" style:family="paragraph" style:parent-style-name="Standard">
      <style:text-properties officeooo:rsid="001381bb" officeooo:paragraph-rsid="001381bb" fo:background-color="#00aaad"/>
    </style:style>
    <style:style style:name="P5" style:family="paragraph" style:parent-style-name="Standard">
      <style:text-properties officeooo:rsid="00173178" officeooo:paragraph-rsid="00173178" fo:background-color="#00aaad"/>
    </style:style>
    <style:style style:name="P6" style:family="paragraph" style:parent-style-name="Standard">
      <style:text-properties officeooo:rsid="0015f6c6" officeooo:paragraph-rsid="0015f6c6" fo:background-color="#00aaad"/>
    </style:style>
    <style:style style:name="P7" style:family="paragraph" style:parent-style-name="Standard">
      <style:text-properties officeooo:rsid="0018da3c" officeooo:paragraph-rsid="0018da3c" fo:background-color="#00aaad"/>
    </style:style>
    <style:style style:name="P8" style:family="paragraph" style:parent-style-name="Standard">
      <style:text-properties officeooo:rsid="001d17fd" officeooo:paragraph-rsid="001d17fd" fo:background-color="transparent"/>
    </style:style>
    <style:style style:name="T1" style:family="text">
      <style:text-properties officeooo:rsid="001381bb"/>
    </style:style>
    <style:style style:name="T2" style:family="text">
      <style:text-properties officeooo:rsid="00152823"/>
    </style:style>
    <style:style style:name="T3" style:family="text">
      <style:text-properties officeooo:rsid="0018da3c"/>
    </style:style>
    <style:style style:name="T4" style:family="text">
      <style:text-properties officeooo:rsid="001cee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nd titre </text:p>
      <text:p text:style-name="P1"/>
      <text:p text:style-name="P1">Barre de Navigation</text:p>
      <text:p text:style-name="P1"/>
      <text:p text:style-name="P4">Version solo et multi ?</text:p>
      <text:p text:style-name="P1"><text:tab/></text:p>
      <text:p text:style-name="P1"><text:tab/><text:span text:style-name="T4">Animation !</text:span></text:p>
      <text:p text:style-name="P2"><text:tab/><text:span text:style-name="T1">Pas d’image de background</text:span></text:p>
      <text:p text:style-name="P5">SOLO</text:p>
      <text:p text:style-name="P3"><text:tab/>Divisé en section ( liste déroulantes ? Ou mieux ( comme appli iphone ) )</text:p>
      <text:p text:style-name="P3"><text:tab/><text:span text:style-name="T2">Apprentissage écrit ? Et image par image !</text:span></text:p>
      <text:p text:style-name="P6"><text:tab/>Only F2L for beginning</text:p>
      <text:p text:style-name="P6"><text:tab/><text:span text:style-name="T3">Free sramble</text:span></text:p>
      <text:p text:style-name="P7">MULTI</text:p>
      <text:p text:style-name="P7"><text:tab/>Ajout d’ami ?</text:p>
      <text:p text:style-name="P7"><text:tab/>Leaderboard </text:p>
      <text:p text:style-name="P1"><text:tab/></text:p>
      <text:p text:style-name="P1"/>
      <text:p text:style-name="P4">Footer avec « about » « contact » « social »</text:p>
      <text:p text:style-name="P4"/>
      <text:p text:style-name="P8">Animation de Div pour faire barre déroulante comme « avion pub » ou « barre de côté avec image » qui peut s’arreter quand on :ho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55:27.081654663</meta:creation-date>
    <meta:generator>LibreOffice/6.0.7.3$Linux_X86_64 LibreOffice_project/00m0$Build-3</meta:generator>
    <dc:date>2019-10-02T10:30:43.604727925</dc:date>
    <meta:editing-duration>PT19M53S</meta:editing-duration>
    <meta:editing-cycles>8</meta:editing-cycles>
    <meta:document-statistic meta:table-count="0" meta:image-count="0" meta:object-count="0" meta:page-count="1" meta:paragraph-count="17" meta:word-count="88" meta:character-count="458" meta:non-whitespace-character-count="373"/>
  </office:meta>
</office:document-meta>
</file>